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1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5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3])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 (Primer)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Befolyásolás <text:s/>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/>
          <table:table-cell table:style-name="Default" table:number-columns-repeated="3"/>
          <table:table-cell table:number-columns-repeated="16369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ce182" table:number-columns-spanned="3" table:number-rows-spanned="1"/>
          <table:covered-table-cell table:number-columns-repeated="2" table:style-name="ce254" table:content-validation-name="val57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182" office:value-type="string" calcext:value-type="string" table:number-columns-spanned="3" table:number-rows-spanned="1">
            <text:p>Emberismeret 🅿️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9" calcext:value-type="float">
            <text:p>9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" calcext:value-type="float">
            <text:p>6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14" calcext:value-type="float">
            <text:p>114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0" calcext:value-type="float">
            <text:p>0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" calcext:value-type="float">
            <text:p>4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95" calcext:value-type="float">
            <text:p>95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-1" calcext:value-type="float">
            <text:p>-1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1" calcext:value-type="float">
            <text:p>1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00" calcext:value-type="float">
            <text:p>100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3" calcext:value-type="float">
            <text:p>3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49"/>
          <table:covered-table-cell table:style-name="ce617"/>
          <table:covered-table-cell table:style-name="ce1449"/>
          <table:covered-table-cell table:style-name="ce1505"/>
          <table:covered-table-cell table:number-columns-repeated="2" table:style-name="ce617"/>
          <table:covered-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49"/>
          <table:table-cell table:style-name="ce617"/>
          <table:table-cell table:style-name="ce1449"/>
          <table:table-cell table:style-name="ce1505"/>
          <table:table-cell table:style-name="ce617" table:number-columns-repeated="2"/>
          <table: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36]+[.F31]" office:value-type="float" office:value="73" calcext:value-type="float">
            <text:p>73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39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545"/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42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Default" table:number-columns-repeated="2"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43"/>
          <table:table-cell/>
          <table:table-cell table:style-name="ce143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6" calcext:value-type="float">
            <text:p>6</text:p>
          </table:table-cell>
          <table:table-cell table:style-name="ce143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/>
          <table:table-cell table:style-name="Default"/>
          <table:table-cell table:style-name="ce1439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49" table:formula="of:=COUNTA([.C$14:.C$36])" office:value-type="float" office:value="23" calcext:value-type="float">
            <text:p>23</text:p>
          </table:table-cell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4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1"/>
        <table:table-column table:style-name="co72" table:default-cell-style-name="ce1831"/>
        <table:table-column table:style-name="co73" table:default-cell-style-name="ce1581"/>
        <table:table-column table:style-name="co74" table:default-cell-style-name="ce1835"/>
        <table:table-column table:style-name="co14" table:default-cell-style-name="ce1581"/>
        <table:table-column table:style-name="co75" table:default-cell-style-name="ce1581"/>
        <table:table-column table:style-name="co76" table:default-cell-style-name="ce1581"/>
        <table:table-column table:style-name="co77" table:default-cell-style-name="ce1581"/>
        <table:table-column table:style-name="co78" table:default-cell-style-name="ce1581"/>
        <table:table-column table:style-name="co79" table:default-cell-style-name="ce1581"/>
        <table:table-column table:style-name="co80" table:default-cell-style-name="ce1581"/>
        <table:table-column table:style-name="co81" table:default-cell-style-name="ce1581"/>
        <table:table-column table:style-name="co82" table:default-cell-style-name="ce1581"/>
        <table:table-column table:style-name="co14" table:number-columns-repeated="16371" table:default-cell-style-name="ce1581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1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581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1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2">
          <table:table-cell table:style-name="Default" table:number-columns-repeated="3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ce1581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1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1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table:number-columns-repeated="16377"/>
        </table:table-row>
        <table:table-row table:style-name="ro2" table:number-rows-repeated="32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1"/>
        <table:table-column table:style-name="co87" table:default-cell-style-name="ce1581"/>
        <table:table-column table:style-name="co88" table:default-cell-style-name="ce1581"/>
        <table:table-column table:style-name="co89" table:default-cell-style-name="ce1581"/>
        <table:table-column table:style-name="co88" table:default-cell-style-name="ce1581"/>
        <table:table-column table:style-name="co39" table:default-cell-style-name="ce1581"/>
        <table:table-column table:style-name="co90" table:default-cell-style-name="ce1581"/>
        <table:table-column table:style-name="co91" table:default-cell-style-name="ce1581"/>
        <table:table-column table:style-name="co92" table:default-cell-style-name="ce1581"/>
        <table:table-column table:style-name="co93" table:default-cell-style-name="ce1581"/>
        <table:table-column table:style-name="co94" table:default-cell-style-name="ce1581"/>
        <table:table-column table:style-name="co95" table:default-cell-style-name="ce1581"/>
        <table:table-column table:style-name="co25" table:default-cell-style-name="ce1581"/>
        <table:table-column table:style-name="co96" table:default-cell-style-name="ce1581"/>
        <table:table-column table:style-name="co97" table:default-cell-style-name="ce1581"/>
        <table:table-column table:style-name="co98" table:default-cell-style-name="ce1581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9"/>
          <table:covered-table-cell table:style-name="ce1649"/>
          <table:covered-table-cell table:style-name="ce1657"/>
          <table:covered-table-cell table:style-name="ce1666"/>
          <table:covered-table-cell table:number-columns-repeated="6" table:style-name="ce1657"/>
          <table:covered-table-cell table:number-columns-repeated="3" table:style-name="ce1782"/>
          <table:covered-table-cell table:style-name="ce1657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9"/>
          <table:table-cell table:style-name="ce1649"/>
          <table:table-cell table:style-name="ce1657"/>
          <table:table-cell table:style-name="ce1666"/>
          <table:table-cell table:style-name="ce1657" table:number-columns-repeated="6"/>
          <table:table-cell table:style-name="ce1782" table:number-columns-repeated="3"/>
          <table:table-cell table:style-name="ce165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3" office:value-type="string" calcext:value-type="string">
            <text:p>Szint</text:p>
          </table:table-cell>
          <table:table-cell table:style-name="ce1623" office:value-type="string" calcext:value-type="string" table:number-columns-spanned="2" table:number-rows-spanned="1">
            <text:p>Átfogó</text:p>
          </table:table-cell>
          <table:covered-table-cell table:style-name="ce1623"/>
          <table:table-cell table:style-name="ce1623" office:value-type="string" calcext:value-type="string" table:number-columns-spanned="2" table:number-rows-spanned="1">
            <text:p>Átlagos</text:p>
          </table:table-cell>
          <table:covered-table-cell table:style-name="ce1623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7"/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7" office:value-type="float" office:value="0" calcext:value-type="float">
            <text:p>0</text:p>
          </table:table-cell>
          <table:table-cell table:style-name="ce1627" office:value-type="float" office:value="-10" calcext:value-type="float">
            <text:p>-10</text:p>
          </table:table-cell>
          <table:table-cell table:style-name="ce1627" office:value-type="float" office:value="-20" calcext:value-type="float">
            <text:p>-20</text:p>
          </table:table-cell>
          <table:table-cell table:style-name="ce162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6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626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2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7"/>
          <table:table-cell table:style-name="ce16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4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4" office:value-type="string" calcext:value-type="string">
            <text:p>Erőbónusz</text:p>
          </table:table-cell>
          <table:table-cell table:style-name="ce175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7" office:value-type="string" calcext:value-type="string">
            <text:p>Erőbónusz</text:p>
          </table:table-cell>
          <table:table-cell table:style-name="ce162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0" calcext:value-type="float">
            <text:p>0</text:p>
          </table:table-cell>
          <table:table-cell table:style-name="ce16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7"/>
          <table:table-cell/>
          <table:table-cell table:style-name="ce16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2"/>
          <table:table-cell table:style-name="ce1485"/>
          <table:table-cell/>
          <table:table-cell table:style-name="ce16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7"/>
          <table:table-cell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>
            <text:p>Sebesség bónusz</text:p>
          </table:table-cell>
          <table:table-cell table:style-name="ce163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2"/>
          <table:table-cell table:number-columns-repeated="4"/>
          <table:table-cell table:style-name="ce166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2"/>
          <table:table-cell table:style-name="ce1629" office:value-type="string" calcext:value-type="string" table:number-columns-spanned="2" table:number-rows-spanned="1">
            <text:p>Pajzs</text:p>
          </table:table-cell>
          <table:covered-table-cell/>
          <table:table-cell table:style-name="ce1629" office:value-type="string" calcext:value-type="string">
            <text:p>VÉ</text:p>
          </table:table-cell>
          <table:table-cell table:style-name="ce162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3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2" table:content-validation-name="val178" office:value-type="string" calcext:value-type="string">
            <text:p>Fok</text:p>
          </table:table-cell>
          <table:table-cell table:style-name="ce1632" table:content-validation-name="val178" office:value-type="string" calcext:value-type="string">
            <text:p>Bónusz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number-columns-repeated="7"/>
          <table:table-cell table:style-name="ce1831"/>
          <table:table-cell table:style-name="ce697" table:number-columns-repeated="3"/>
          <table:table-cell table:style-name="ce1789"/>
          <table:table-cell table:number-columns-repeated="243"/>
        </table:table-row>
        <table:table-row table:style-name="ro2">
          <table:table-cell table:style-name="ce1612" table:content-validation-name="val53"/>
          <table:table-cell table:style-name="ce163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8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32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2" table:content-validation-name="val53" office:value-type="string" calcext:value-type="string">
            <text:p>Fegyver</text:p>
          </table:table-cell>
          <table:table-cell table:style-name="ce1632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6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5" table:content-validation-name="val53"/>
          <table:table-cell table:style-name="ce165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5" table:content-validation-name="val53" office:value-type="string" calcext:value-type="string">
            <text:p>Szúró</text:p>
          </table:table-cell>
          <table:table-cell table:style-name="ce1655" table:content-validation-name="val53" office:value-type="string" calcext:value-type="string">
            <text:p>Vágó</text:p>
          </table:table-cell>
          <table:table-cell table:style-name="ce1655" table:content-validation-name="val53" office:value-type="string" calcext:value-type="string">
            <text:p>Zúzó</text:p>
          </table:table-cell>
          <table:table-cell table:style-name="ce165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8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8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8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>
            <text:p>SFÉ</text:p>
          </table:table-cell>
          <table:table-cell table:style-name="ce165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2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2"/>
          <table:table-cell table:style-name="ce1626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2"/>
          <table:table-cell table:style-name="ce1626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2"/>
          <table:table-cell table:number-columns-repeated="8"/>
          <table:table-cell table:style-name="ce1831" table:number-columns-repeated="3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36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8:11:54.892000000</dc:date>
    <meta:editing-cycles>553</meta:editing-cycles>
    <meta:editing-duration>P4DT1H7M15S</meta:editing-duration>
    <meta:document-statistic meta:table-count="11" meta:cell-count="32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